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5625in" fo:margin-left="-0.475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1.5938in"/>
    </style:style>
    <style:style style:name="Table1.C" style:family="table-column">
      <style:table-column-properties style:column-width="1.6563in"/>
    </style:style>
    <style:style style:name="Table1.D" style:family="table-column">
      <style:table-column-properties style:column-width="1.1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743in"/>
    </style:style>
    <style:style style:name="Table2" style:family="table">
      <style:table-properties style:width="7.1875in" fo:margin-left="0in" table:align="left"/>
    </style:style>
    <style:style style:name="Table2.A" style:family="table-column">
      <style:table-column-properties style:column-width="0.875in"/>
    </style:style>
    <style:style style:name="Table2.B" style:family="table-column">
      <style:table-column-properties style:column-width="1.5625in"/>
    </style:style>
    <style:style style:name="Table2.C" style:family="table-column">
      <style:table-column-properties style:column-width="1.5778in"/>
    </style:style>
    <style:style style:name="Table2.D" style:family="table-column">
      <style:table-column-properties style:column-width="1.609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24pt" fo:font-weight="bold" officeooo:paragraph-rsid="0017d40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24pt" fo:font-weight="bold" officeooo:rsid="0017d40d" officeooo:paragraph-rsid="0017d40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24pt" fo:font-weight="bold" officeooo:rsid="0017d40d" officeooo:paragraph-rsid="0022ab3e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24pt" fo:font-weight="bold" officeooo:rsid="0017d40d" officeooo:paragraph-rsid="0042bdec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20pt" fo:font-weight="bold" officeooo:rsid="0017d40d" officeooo:paragraph-rsid="0017d40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20pt" fo:font-weight="bold" officeooo:rsid="0017da63" officeooo:paragraph-rsid="0017da63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20pt" fo:font-weight="bold" officeooo:rsid="0017da63" officeooo:paragraph-rsid="003820b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weight="normal" officeooo:rsid="001eb3c6" officeooo:paragraph-rsid="001eb3c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font-weight="normal" officeooo:rsid="003dee38" officeooo:paragraph-rsid="003dee38" style:font-size-asian="12.25pt" style:font-weight-asian="normal" style:font-size-complex="14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4pt" fo:font-weight="normal" officeooo:rsid="0022ab3e" officeooo:paragraph-rsid="0022ab3e" style:font-size-asian="14pt" style:font-weight-asian="normal" style:font-size-complex="14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4pt" fo:font-weight="normal" officeooo:rsid="002bef5e" officeooo:paragraph-rsid="002bef5e" style:font-size-asian="14pt" style:font-weight-asian="normal" style:font-size-complex="14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4pt" fo:font-weight="normal" officeooo:rsid="002e7b5d" officeooo:paragraph-rsid="002e7b5d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4pt" fo:font-weight="bold" officeooo:rsid="003820bd" officeooo:paragraph-rsid="0022ab3e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4pt" fo:font-weight="bold" officeooo:rsid="0017d40d" officeooo:paragraph-rsid="0042bdec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4pt" fo:font-weight="bold" officeooo:rsid="0017d40d" officeooo:paragraph-rsid="0043017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4pt" fo:font-weight="bold" officeooo:rsid="0042bdec" officeooo:paragraph-rsid="0042bdec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6pt" fo:font-weight="bold" officeooo:rsid="0022ab3e" officeooo:paragraph-rsid="0022ab3e" style:font-size-asian="16pt" style:font-weight-asian="bold" style:font-size-complex="16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Arial" fo:font-size="14pt" fo:font-weight="normal" officeooo:rsid="0017da63" officeooo:paragraph-rsid="0017da63" style:font-size-asian="12.25pt" style:font-weight-asian="normal" style:font-size-complex="14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size="14pt" fo:font-weight="normal" officeooo:rsid="001bc202" officeooo:paragraph-rsid="001bc202" style:font-size-asian="12.25pt" style:font-weight-asian="normal" style:font-size-complex="14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4pt" fo:font-weight="normal" officeooo:rsid="001eb3c6" officeooo:paragraph-rsid="001eb3c6" style:font-size-asian="12.25pt" style:font-weight-asian="normal" style:font-size-complex="14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Arial" fo:font-size="14pt" fo:font-weight="normal" officeooo:rsid="003820bd" officeooo:paragraph-rsid="003820bd" style:font-size-asian="12.25pt" style:font-weight-asian="normal" style:font-size-complex="14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Arial" fo:font-size="14pt" fo:font-weight="normal" officeooo:rsid="0038d811" officeooo:paragraph-rsid="0038d811" style:font-size-asian="12.25pt" style:font-weight-asian="normal" style:font-size-complex="14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Arial" fo:font-size="14pt" fo:font-weight="normal" officeooo:rsid="003d613f" officeooo:paragraph-rsid="003d613f" style:font-size-asian="12.25pt" style:font-weight-asian="normal" style:font-size-complex="14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Arial" fo:font-size="14pt" fo:font-weight="normal" officeooo:rsid="003dee38" officeooo:paragraph-rsid="003dee38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4pt" fo:font-weight="bold" officeooo:rsid="0042bdec" officeooo:paragraph-rsid="0043017f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4pt" fo:font-weight="bold" officeooo:rsid="0043017f" officeooo:paragraph-rsid="0043017f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ize="14pt" fo:font-weight="bold" officeooo:rsid="004a190c" officeooo:paragraph-rsid="004a190c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4pt" officeooo:rsid="0049444f" officeooo:paragraph-rsid="0049444f" style:font-size-asian="14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4pt" fo:font-weight="bold" officeooo:rsid="0049444f" officeooo:paragraph-rsid="0049444f" style:font-size-asian="14pt" style:font-weight-asian="bold" style:font-size-complex="14pt" style:font-weight-complex="bold"/>
    </style:style>
    <style:style style:name="T1" style:family="text">
      <style:text-properties officeooo:rsid="0017d40d"/>
    </style:style>
    <style:style style:name="T2" style:family="text">
      <style:text-properties officeooo:rsid="001bc20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ab3e"/>
    </style:style>
    <style:style style:name="T5" style:family="text">
      <style:text-properties officeooo:rsid="0030c079"/>
    </style:style>
    <style:style style:name="T6" style:family="text">
      <style:text-properties officeooo:rsid="0033c899"/>
    </style:style>
    <style:style style:name="T7" style:family="text">
      <style:text-properties officeooo:rsid="00342257"/>
    </style:style>
    <style:style style:name="T8" style:family="text">
      <style:text-properties officeooo:rsid="00364e0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5675d" style:font-weight-asian="normal" style:font-weight-complex="normal"/>
    </style:style>
    <style:style style:name="T11" style:family="text">
      <style:text-properties fo:font-weight="normal" officeooo:rsid="004595d7" style:font-weight-asian="normal" style:font-weight-complex="normal"/>
    </style:style>
    <style:style style:name="T12" style:family="text">
      <style:text-properties fo:font-weight="normal" officeooo:rsid="004a190c" style:font-weight-asian="normal" style:font-weight-complex="normal"/>
    </style:style>
    <style:style style:name="T13" style:family="text">
      <style:text-properties officeooo:rsid="003bb7f6"/>
    </style:style>
    <style:style style:name="T14" style:family="text">
      <style:text-properties officeooo:rsid="0042bdec"/>
    </style:style>
    <style:style style:name="T15" style:family="text">
      <style:text-properties officeooo:rsid="004a190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Networks</text:p>
      <text:p text:style-name="P1"/>
      <text:p text:style-name="P1"/>
      <text:p text:style-name="P1"/>
      <text:p text:style-name="P1">Lab <text:span text:style-name="T1">10</text:span></text:p>
      <text:p text:style-name="P1"/>
      <text:p text:style-name="P1"/>
      <text:p text:style-name="P1"/>
      <text:p text:style-name="P1"/>
      <text:p text:style-name="P1">Hamza Shahid</text:p>
      <text:p text:style-name="P1">20P-0117</text:p>
      <text:p text:style-name="P1">BSSE-5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Task 01:</text:p>
      <text:p text:style-name="P5">Determine Network Address of the following IP Address:</text:p>
      <text:p text:style-name="P5"/>
      <text:p text:style-name="P5">IP address : 10.128.240.50/30.</text:p>
      <text:p text:style-name="P5"/>
      <text:p text:style-name="P6">Steps:</text:p>
      <text:list xml:id="list2147370934" text:style-name="L1">
        <text:list-item>
          <text:p text:style-name="P20">First, we will convert IP address into binary through the table of mannual.<text:line-break/><text:line-break/>00001010.10000000.11110000.00110010<text:line-break/></text:p>
        </text:list-item>
        <text:list-item>
          <text:p text:style-name="P20"><text:span text:style-name="T2">For subnet mask we will analyze “</text:span>/30” at the end of IP <text:span text:style-name="T2">address</text:span><text:line-break/>11111111.11111111.11111111.11111100<text:line-break/></text:p>
        </text:list-item>
        <text:list-item>
          <text:p text:style-name="P21">Then we will apply add operation to binary form of IP address and subnet mask. It will be,<text:line-break/><text:line-break/>00001010.10000000.11110000.00110000<text:line-break/></text:p>
        </text:list-item>
        <text:list-item>
          <text:p text:style-name="P22">For <text:span text:style-name="T3">Network Address</text:span> we have to convert it back to integer. It will be,<text:line-break/>10.128.240.48</text:p>
        </text:list-item>
      </text:list>
      <text:p text:style-name="P8"/>
      <text:p text:style-name="P3">Task 0<text:span text:style-name="T4">2: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row table:style-name="TableLine94580308057424">
          <table:table-cell table:style-name="Table1.A1" office:value-type="string">
            <text:p text:style-name="P18">IPv4</text:p>
            <text:p text:style-name="P18">Address/Prefix</text:p>
          </table:table-cell>
          <table:table-cell table:style-name="Table1.A1" office:value-type="string">
            <text:p text:style-name="P19">Network Address</text:p>
          </table:table-cell>
          <table:table-cell table:style-name="Table1.A1" office:value-type="string">
            <text:p text:style-name="P18">Broadcast Address</text:p>
          </table:table-cell>
          <table:table-cell table:style-name="Table1.A1" office:value-type="string">
            <text:p text:style-name="P18">Total Number</text:p>
            <text:p text:style-name="P18">of Host Bits</text:p>
          </table:table-cell>
          <table:table-cell table:style-name="Table1.E1" office:value-type="string">
            <text:p text:style-name="P18">Total</text:p>
            <text:p text:style-name="P18">Number of</text:p>
            <text:p text:style-name="P18">Hosts</text:p>
          </table:table-cell>
        </table:table-row>
        <table:table-row table:style-name="TableLine94580308126944">
          <table:table-cell table:style-name="Table1.A2" office:value-type="string">
            <text:p text:style-name="P10">192.168.100.25 <text:s/>/28</text:p>
          </table:table-cell>
          <table:table-cell table:style-name="Table1.A2" office:value-type="string">
            <text:p text:style-name="P11">192.168.100.16</text:p>
          </table:table-cell>
          <table:table-cell table:style-name="Table1.A2" office:value-type="string">
            <text:p text:style-name="P12">192.168.100.31</text:p>
          </table:table-cell>
          <table:table-cell table:style-name="Table1.A2" office:value-type="string">
            <text:p text:style-name="P12">4</text:p>
          </table:table-cell>
          <table:table-cell table:style-name="Table1.E2" office:value-type="string">
            <text:p text:style-name="P13">2^4-2 = <text:span text:style-name="T5">14</text:span></text:p>
          </table:table-cell>
        </table:table-row>
        <table:table-row table:style-name="TableLine94580308130736">
          <table:table-cell table:style-name="Table1.A2" office:value-type="string">
            <text:p text:style-name="P11">172.30.10.130 <text:s text:c="3"/>/30</text:p>
          </table:table-cell>
          <table:table-cell table:style-name="Table1.A2" office:value-type="string">
            <text:p text:style-name="P11">172.30.10.128</text:p>
          </table:table-cell>
          <table:table-cell table:style-name="Table1.A2" office:value-type="string">
            <text:p text:style-name="P11">172.30.10.131</text:p>
          </table:table-cell>
          <table:table-cell table:style-name="Table1.A2" office:value-type="string">
            <text:p text:style-name="P12">2</text:p>
          </table:table-cell>
          <table:table-cell table:style-name="Table1.E2" office:value-type="string">
            <text:p text:style-name="P13">2^2-2 = <text:span text:style-name="T6">2</text:span></text:p>
          </table:table-cell>
        </table:table-row>
        <table:table-row table:style-name="Table1.4">
          <table:table-cell table:style-name="Table1.A2" office:value-type="string">
            <text:p text:style-name="P11">10.1.113.75 /19</text:p>
          </table:table-cell>
          <table:table-cell table:style-name="Table1.A2" office:value-type="string">
            <text:p text:style-name="P11">10.1.96.0</text:p>
          </table:table-cell>
          <table:table-cell table:style-name="Table1.A2" office:value-type="string">
            <text:p text:style-name="P11">10.1.96.3</text:p>
          </table:table-cell>
          <table:table-cell table:style-name="Table1.A2" office:value-type="string">
            <text:p text:style-name="P12">13</text:p>
          </table:table-cell>
          <table:table-cell table:style-name="Table1.E2" office:value-type="string">
            <text:p text:style-name="P13">2^13-2 = <text:span text:style-name="T7">8190</text:span></text:p>
          </table:table-cell>
        </table:table-row>
        <table:table-row table:style-name="TableLine94580308133120">
          <table:table-cell table:style-name="Table1.A2" office:value-type="string">
            <text:p text:style-name="P11">198.133.219.250/24</text:p>
          </table:table-cell>
          <table:table-cell table:style-name="Table1.A2" office:value-type="string">
            <text:p text:style-name="P11">198.113.219.0</text:p>
          </table:table-cell>
          <table:table-cell table:style-name="Table1.A2" office:value-type="string">
            <text:p text:style-name="P11">198.113.219.3</text:p>
          </table:table-cell>
          <table:table-cell table:style-name="Table1.A2" office:value-type="string">
            <text:p text:style-name="P12">8</text:p>
          </table:table-cell>
          <table:table-cell table:style-name="Table1.E2" office:value-type="string">
            <text:p text:style-name="P13">2^8-2 = <text:span text:style-name="T8">254</text:span></text:p>
          </table:table-cell>
        </table:table-row>
      </table:table>
      <text:p text:style-name="P14"/>
      <text:p text:style-name="P7"><text:soft-page-break/>Steps:</text:p>
      <text:list xml:id="list3585716321" text:style-name="L2">
        <text:list-item>
          <text:p text:style-name="P23">The <text:span text:style-name="T3">Network Address </text:span>can be calculated as we calculate upwards.</text:p>
        </text:list-item>
        <text:list-item>
          <text:p text:style-name="P24">The broadcast address can be calculated by analyzing the last two zeros of subnet mask, and replace the same no.of zeros <text:span text:style-name="T13">at the end of </text:span>network address <text:span text:style-name="T13">by converting them into one</text:span>, then convert it into address.</text:p>
        </text:list-item>
        <text:list-item>
          <text:p text:style-name="P25">For host bits, we can see the no.of zero in the subnet mask, then subtract it from 32.</text:p>
        </text:list-item>
        <text:list-item>
          <text:p text:style-name="P26">For total no.of hosts, we have formula,<text:line-break/>2^(total no.of host bits) – 2</text:p>
        </text:list-item>
      </text:list>
      <text:p text:style-name="P9"/>
      <text:p text:style-name="P9"/>
      <text:p text:style-name="P4">Task 0<text:span text:style-name="T14">3</text:span><text:span text:style-name="T4">:</text:span></text:p>
      <text:p text:style-name="P4"/>
      <text:p text:style-name="P15">Step 1: Determine the number of subnets in Network Topology A.</text:p>
      <text:p text:style-name="P15">a. How many subnets are there?</text:p>
      <text:p text:style-name="P17">Ans: <text:span text:style-name="T10">2</text:span></text:p>
      <text:p text:style-name="P17"/>
      <text:p text:style-name="P15">b. How many bits should you borrow to create the required number of subnets?</text:p>
      <text:p text:style-name="P17">Ans: <text:span text:style-name="T10">1 (thoough table)</text:span></text:p>
      <text:p text:style-name="P17"/>
      <text:p text:style-name="P15">c.How many usable host addresses per subnet are in this addressing scheme?</text:p>
      <text:p text:style-name="P17">Ans: <text:span text:style-name="T11">There a</text:span><text:line-break/><text:span text:style-name="T11">254 / 2 </text:span><text:span text:style-name="T12">= 127</text:span></text:p>
      <text:p text:style-name="P17"/>
      <text:p text:style-name="P16">d. What is the new subnet mask in dotted decimal format?</text:p>
      <text:p text:style-name="P27">Ans: <text:span text:style-name="T12">255.255.255.128</text:span></text:p>
      <text:p text:style-name="P16"/>
      <text:p text:style-name="P15">e. How many subnets are available for future use?</text:p>
      <text:p text:style-name="P28">Ans:<text:span text:style-name="T9"> </text:span><text:span text:style-name="T12">1 – 1 = 0</text:span></text:p>
      <text:p text:style-name="P2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row table:style-name="TableLine94580312473232">
          <table:table-cell table:style-name="Table2.A1" office:value-type="string">
            <text:p text:style-name="P31">Subnet</text:p>
            <text:p text:style-name="P31">Number</text:p>
          </table:table-cell>
          <table:table-cell table:style-name="Table2.A1" office:value-type="string">
            <text:p text:style-name="P31">Subnet Address</text:p>
          </table:table-cell>
          <table:table-cell table:style-name="Table2.A1" office:value-type="string">
            <text:p text:style-name="P31">First Usable Host</text:p>
            <text:p text:style-name="P31">Address</text:p>
          </table:table-cell>
          <table:table-cell table:style-name="Table2.A1" office:value-type="string">
            <text:p text:style-name="P31">Last Usable Host</text:p>
            <text:p text:style-name="P31">Address</text:p>
          </table:table-cell>
          <table:table-cell table:style-name="Table2.E1" office:value-type="string">
            <text:p text:style-name="P31">Broadcast</text:p>
            <text:p text:style-name="P31">Address</text:p>
          </table:table-cell>
        </table:table-row>
        <table:table-row table:style-name="TableLine94580312473232">
          <table:table-cell table:style-name="Table2.A2" office:value-type="string">
            <text:p text:style-name="P32">0</text:p>
          </table:table-cell>
          <table:table-cell table:style-name="Table2.A2" office:value-type="string">
            <text:p text:style-name="P30">192.168.10.0</text:p>
          </table:table-cell>
          <table:table-cell table:style-name="Table2.A2" office:value-type="string">
            <text:p text:style-name="P30">192.168.10.1</text:p>
          </table:table-cell>
          <table:table-cell table:style-name="Table2.A2" office:value-type="string">
            <text:p text:style-name="P30">192.168.10.126</text:p>
          </table:table-cell>
          <table:table-cell table:style-name="Table2.E2" office:value-type="string">
            <text:p text:style-name="P30">192.168.10.127</text:p>
          </table:table-cell>
        </table:table-row>
        <table:table-row table:style-name="TableLine94580312473232">
          <table:table-cell table:style-name="Table2.A2" office:value-type="string">
            <text:p text:style-name="P32">1</text:p>
          </table:table-cell>
          <table:table-cell table:style-name="Table2.A2" office:value-type="string">
            <text:p text:style-name="P30">192.168.10.128</text:p>
          </table:table-cell>
          <table:table-cell table:style-name="Table2.A2" office:value-type="string">
            <text:p text:style-name="P30">192.168.10.129</text:p>
          </table:table-cell>
          <table:table-cell table:style-name="Table2.A2" office:value-type="string">
            <text:p text:style-name="P30">192.168.10.254</text:p>
          </table:table-cell>
          <table:table-cell table:style-name="Table2.E2" office:value-type="string">
            <text:p text:style-name="P30">192.168.10.255</text:p>
          </table:table-cell>
        </table:table-row>
      </table:table>
      <text:p text:style-name="P28"/>
      <text:p text:style-name="P28"/>
      <text:p text:style-name="P29">(Taken help from friend and internet topology.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2.2.2$Linux_X86_64 LibreOffice_project/20$Build-2</meta:generator>
    <dc:date>2022-11-05T11:24:42.679800852</dc:date>
    <meta:editing-duration>PT1H4M11S</meta:editing-duration>
    <meta:editing-cycles>22</meta:editing-cycles>
    <meta:document-statistic meta:table-count="2" meta:image-count="0" meta:object-count="0" meta:page-count="3" meta:paragraph-count="80" meta:word-count="336" meta:character-count="2020" meta:non-whitespace-character-count="1761"/>
  </office:meta>
</office:document-meta>
</file>